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6000005448DA026B026CD85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8.012cm" svg:height="21cm" svg:x="0cm" svg:y="0.25cm">
          <draw:image xlink:href="Pictures/1000020100000706000005448DA026B026CD854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7T13:34:15.505246369</meta:creation-date>
    <meta:editing-cycles>1</meta:editing-cycles>
    <meta:editing-duration>PT7M37S</meta:editing-duration>
    <dc:date>2021-06-07T13:41:51.885311162</dc:date>
    <meta:document-statistic meta:object-count="1"/>
    <meta:generator>LibreOffice/7.0.6.2$Linux_X86_64 LibreOffice_project/00$Build-2</meta:generator>
  </office:meta>
</office:document-meta>
</file>